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75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0.558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peers</text:p>
          </table:table-cell>
          <table:table-cell office:value-type="string">
            <text:p>direct</text:p>
          </table:table-cell>
          <table:table-cell office:value-type="string">
            <text:p>relay</text:p>
          </table:table-cell>
          <table:table-cell office:value-type="string">
            <text:p>overlay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9.4270566958">
            <text:p>79.43</text:p>
          </table:table-cell>
          <table:table-cell office:value-type="float" office:value="149.891221015">
            <text:p>149.89</text:p>
          </table:table-cell>
          <table:table-cell office:value-type="float" office:value="247.4908135">
            <text:p>247.4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8.8235738666">
            <text:p>78.82</text:p>
          </table:table-cell>
          <table:table-cell office:value-type="float" office:value="148.851916485">
            <text:p>148.85</text:p>
          </table:table-cell>
          <table:table-cell office:value-type="float" office:value="273.987035948">
            <text:p>273.9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9.0062239631">
            <text:p>79.01</text:p>
          </table:table-cell>
          <table:table-cell office:value-type="float" office:value="148.160257334">
            <text:p>148.16</text:p>
          </table:table-cell>
          <table:table-cell office:value-type="float" office:value="307.431683572">
            <text:p>307.4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8.7395426032">
            <text:p>78.74</text:p>
          </table:table-cell>
          <table:table-cell office:value-type="float" office:value="148.548817203">
            <text:p>148.55</text:p>
          </table:table-cell>
          <table:table-cell office:value-type="float" office:value="337.062320641">
            <text:p>337.0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8.9153081681">
            <text:p>78.92</text:p>
          </table:table-cell>
          <table:table-cell office:value-type="float" office:value="148.535469647">
            <text:p>148.54</text:p>
          </table:table-cell>
          <table:table-cell office:value-type="float" office:value="359.464552952">
            <text:p>359.46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8.7533132791">
            <text:p>78.75</text:p>
          </table:table-cell>
          <table:table-cell office:value-type="float" office:value="148.066145488">
            <text:p>148.07</text:p>
          </table:table-cell>
          <table:table-cell office:value-type="float" office:value="382.331033429">
            <text:p>382.3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7.6714344168">
            <text:p>77.67</text:p>
          </table:table-cell>
          <table:table-cell office:value-type="float" office:value="146.232162808">
            <text:p>146.23</text:p>
          </table:table-cell>
          <table:table-cell office:value-type="float" office:value="368.161767968">
            <text:p>368.16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7.7264408669">
            <text:p>77.73</text:p>
          </table:table-cell>
          <table:table-cell office:value-type="float" office:value="145.915979211">
            <text:p>145.92</text:p>
          </table:table-cell>
          <table:table-cell office:value-type="float" office:value="383.198080078">
            <text:p>383.2</text:p>
          </table:table-cell>
          <table:table-cell/>
          <table:table-cell>
            <draw:frame table:end-cell-address="Sheet1.L25" table:end-x="0.8713in" table:end-y="0.0906in" draw:z-index="0" draw:style-name="gr1" svg:width="5.9795in" svg:height="3.2185in" svg:x="0.226in" svg:y="0.0713in">
              <draw:object draw:notify-on-update-of-ranges="Sheet1.A1:Sheet1.A1 Sheet1.A2:Sheet1.A29 Sheet1.B1:Sheet1.B1 Sheet1.B2:Sheet1.B29 Sheet1.A1:Sheet1.A1 Sheet1.A2:Sheet1.A29 Sheet1.C1:Sheet1.C1 Sheet1.C2:Sheet1.C29 Sheet1.A1:Sheet1.A1 Sheet1.A2:Sheet1.A29 Sheet1.D1:Sheet1.D1 Sheet1.D2:Sheet1.D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7.579477886">
            <text:p>77.58</text:p>
          </table:table-cell>
          <table:table-cell office:value-type="float" office:value="145.750767167">
            <text:p>145.75</text:p>
          </table:table-cell>
          <table:table-cell office:value-type="float" office:value="395.302339778">
            <text:p>395.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7.6898285195">
            <text:p>77.69</text:p>
          </table:table-cell>
          <table:table-cell office:value-type="float" office:value="145.87255032">
            <text:p>145.87</text:p>
          </table:table-cell>
          <table:table-cell office:value-type="float" office:value="410.109391455">
            <text:p>410.11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7.6671469712">
            <text:p>77.67</text:p>
          </table:table-cell>
          <table:table-cell office:value-type="float" office:value="145.821575423">
            <text:p>145.82</text:p>
          </table:table-cell>
          <table:table-cell office:value-type="float" office:value="506.960920559">
            <text:p>506.96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6.867018875">
            <text:p>76.87</text:p>
          </table:table-cell>
          <table:table-cell office:value-type="float" office:value="144.144151904">
            <text:p>144.14</text:p>
          </table:table-cell>
          <table:table-cell office:value-type="float" office:value="520.712150017">
            <text:p>520.71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76.8263522671">
            <text:p>76.83</text:p>
          </table:table-cell>
          <table:table-cell office:value-type="float" office:value="144.066964839">
            <text:p>144.07</text:p>
          </table:table-cell>
          <table:table-cell office:value-type="float" office:value="564.390642849">
            <text:p>564.39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76.7706034572">
            <text:p>76.77</text:p>
          </table:table-cell>
          <table:table-cell office:value-type="float" office:value="143.954294959">
            <text:p>143.95</text:p>
          </table:table-cell>
          <table:table-cell office:value-type="float" office:value="600.504155224">
            <text:p>600.5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76.7673700795">
            <text:p>76.77</text:p>
          </table:table-cell>
          <table:table-cell office:value-type="float" office:value="143.959861996">
            <text:p>143.96</text:p>
          </table:table-cell>
          <table:table-cell office:value-type="float" office:value="629.808280466">
            <text:p>629.81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76.7506098669">
            <text:p>76.75</text:p>
          </table:table-cell>
          <table:table-cell office:value-type="float" office:value="143.918239095">
            <text:p>143.92</text:p>
          </table:table-cell>
          <table:table-cell office:value-type="float" office:value="656.206516604">
            <text:p>656.21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76.8227204349">
            <text:p>76.82</text:p>
          </table:table-cell>
          <table:table-cell office:value-type="float" office:value="144.063433796">
            <text:p>144.06</text:p>
          </table:table-cell>
          <table:table-cell office:value-type="float" office:value="680.521684536">
            <text:p>680.52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76.7457020823">
            <text:p>76.75</text:p>
          </table:table-cell>
          <table:table-cell office:value-type="float" office:value="143.889936554">
            <text:p>143.89</text:p>
          </table:table-cell>
          <table:table-cell office:value-type="float" office:value="700.728726398">
            <text:p>700.73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6.7602527918">
            <text:p>76.76</text:p>
          </table:table-cell>
          <table:table-cell office:value-type="float" office:value="143.931875359">
            <text:p>143.93</text:p>
          </table:table-cell>
          <table:table-cell office:value-type="float" office:value="720.243233883">
            <text:p>720.24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6.0137646568">
            <text:p>76.01</text:p>
          </table:table-cell>
          <table:table-cell office:value-type="float" office:value="142.373730845">
            <text:p>142.37</text:p>
          </table:table-cell>
          <table:table-cell office:value-type="float" office:value="775.512383689">
            <text:p>775.51</text:p>
          </table:table-cell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6.01599193">
            <text:p>76.02</text:p>
          </table:table-cell>
          <table:table-cell office:value-type="float" office:value="142.379170289">
            <text:p>142.38</text:p>
          </table:table-cell>
          <table:table-cell office:value-type="float" office:value="810.571427784">
            <text:p>810.57</text:p>
          </table:table-cell>
          <table:table-cell table:number-columns-repeated="2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76.0338481173">
            <text:p>76.03</text:p>
          </table:table-cell>
          <table:table-cell office:value-type="float" office:value="142.421516074">
            <text:p>142.42</text:p>
          </table:table-cell>
          <table:table-cell office:value-type="float" office:value="841.943233474">
            <text:p>841.94</text:p>
          </table:table-cell>
          <table:table-cell table:number-columns-repeated="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5.4353344546">
            <text:p>75.44</text:p>
          </table:table-cell>
          <table:table-cell office:value-type="float" office:value="141.159955987">
            <text:p>141.16</text:p>
          </table:table-cell>
          <table:table-cell office:value-type="float" office:value="872.225402106">
            <text:p>872.23</text:p>
          </table:table-cell>
          <table:table-cell table:number-columns-repeated="2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5.426546116">
            <text:p>75.43</text:p>
          </table:table-cell>
          <table:table-cell office:value-type="float" office:value="141.146735681">
            <text:p>141.15</text:p>
          </table:table-cell>
          <table:table-cell office:value-type="float" office:value="905.390092881">
            <text:p>905.39</text:p>
          </table:table-cell>
          <table:table-cell table:number-columns-repeated="2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5.4621333987">
            <text:p>75.46</text:p>
          </table:table-cell>
          <table:table-cell office:value-type="float" office:value="141.212150592">
            <text:p>141.21</text:p>
          </table:table-cell>
          <table:table-cell office:value-type="float" office:value="936.360877376">
            <text:p>936.36</text:p>
          </table:table-cell>
          <table:table-cell table:number-columns-repeated="2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5.4344153095">
            <text:p>75.43</text:p>
          </table:table-cell>
          <table:table-cell office:value-type="float" office:value="141.162914817">
            <text:p>141.16</text:p>
          </table:table-cell>
          <table:table-cell office:value-type="float" office:value="959.788771826">
            <text:p>959.79</text:p>
          </table:table-cell>
          <table:table-cell table:number-columns-repeated="2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75.4331640699">
            <text:p>75.43</text:p>
          </table:table-cell>
          <table:table-cell office:value-type="float" office:value="141.159261708">
            <text:p>141.16</text:p>
          </table:table-cell>
          <table:table-cell office:value-type="float" office:value="982.41355772">
            <text:p>982.41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5.43">
            <text:p>75.43</text:p>
          </table:table-cell>
          <table:table-cell office:value-type="float" office:value="141.16">
            <text:p>141.16</text:p>
          </table:table-cell>
          <table:table-cell office:value-type="float" office:value="1007.32">
            <text:p>1007.3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8">02/28/2010</text:date>, <text:time>19:5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2-28T19:53:39</dc:date>
    <meta:generator>OpenOffice.org/3.2$Unix OpenOffice.org_project/320m12$Build-9483</meta:generator>
    <meta:editing-duration>PT00H14M42S</meta:editing-duration>
    <meta:editing-cycles>2</meta:editing-cycles>
    <meta:document-statistic meta:table-count="1" meta:cell-count="1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7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maximum="10000" chart:reverse-direction="false" text:line-break="false" chart:axis-position="0"/>
      <style:graphic-properties svg:stroke-color="#b3b3b3"/>
      <style:text-properties fo:font-size="18pt" style:font-size-asian="8pt" style:font-size-complex="8pt"/>
    </style:style>
    <style:style style:name="ch5" style:family="chart">
      <style:chart-properties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200" chart:interval-major="400" chart:reverse-direction="false" text:line-break="false" chart:axis-position="0"/>
      <style:graphic-properties svg:stroke-color="#b3b3b3"/>
      <style:text-properties fo:font-size="18pt" style:font-size-asian="8pt" style:font-size-complex="8pt"/>
    </style:style>
    <style:style style:name="ch7" style:family="chart">
      <style:chart-properties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89cm" svg:height="8.176cm" xlink:href=".." chart:class="chart:scatter" chart:style-name="ch1">
        <chart:legend chart:legend-position="bottom" svg:x="3.504cm" svg:y="6.896cm" chart:style-name="ch2"/>
        <chart:plot-area chart:style-name="ch3" table:cell-range-address="Sheet1.A1:Sheet1.D29" chart:data-source-has-labels="row" svg:x="-0.19cm" svg:y="0.163cm" svg:width="14.764cm" svg:height="7.1cm">
          <chart:axis chart:dimension="x" chart:name="primary-x" chart:style-name="ch4">
            <chart:title svg:x="5.63cm" svg:y="6.242cm" chart:style-name="ch5">
              <text:p>Peers in Network</text:p>
            </chart:title>
          </chart:axis>
          <chart:axis chart:dimension="y" chart:name="primary-y" chart:style-name="ch6">
            <chart:title svg:x="0.147cm" svg:y="4.735cm" chart:style-name="ch7">
              <text:p>Time in ms</text:p>
            </chart:title>
            <chart:grid chart:style-name="ch8" chart:class="major"/>
          </chart:axis>
          <chart:series chart:style-name="ch9" chart:values-cell-range-address="Sheet1.B2:Sheet1.B29" chart:label-cell-address="Sheet1.B1:Sheet1.B1" chart:class="chart:scatter">
            <chart:domain table:cell-range-address="Sheet1.A2:Sheet1.A29"/>
            <chart:data-point chart:repeated="28"/>
          </chart:series>
          <chart:series chart:style-name="ch10" chart:values-cell-range-address="Sheet1.C2:Sheet1.C29" chart:label-cell-address="Sheet1.C1:Sheet1.C1" chart:class="chart:scatter">
            <chart:data-point chart:repeated="28"/>
          </chart:series>
          <chart:series chart:style-name="ch11" chart:values-cell-range-address="Sheet1.D2:Sheet1.D29" chart:label-cell-address="Sheet1.D1:Sheet1.D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direct</text:p>
              </table:table-cell>
              <table:table-cell office:value-type="string">
                <text:p text:id="Sheet1.C1:Sheet1.C1">relay</text:p>
              </table:table-cell>
              <table:table-cell office:value-type="string">
                <text:p text:id="Sheet1.D1:Sheet1.D1">overla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1.A2:Sheet1.A29">10</text:p>
              </table:table-cell>
              <table:table-cell office:value-type="float" office:value="79.4270566958">
                <text:p text:id="Sheet1.B2:Sheet1.B29">79.4270566958</text:p>
              </table:table-cell>
              <table:table-cell office:value-type="float" office:value="149.891221015">
                <text:p text:id="Sheet1.C2:Sheet1.C29">149.891221015</text:p>
              </table:table-cell>
              <table:table-cell office:value-type="float" office:value="247.4908135">
                <text:p text:id="Sheet1.D2:Sheet1.D29">247.49081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78.8235738666">
                <text:p>78.8235738666</text:p>
              </table:table-cell>
              <table:table-cell office:value-type="float" office:value="148.851916485">
                <text:p>148.851916485</text:p>
              </table:table-cell>
              <table:table-cell office:value-type="float" office:value="273.987035948">
                <text:p>273.987035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79.0062239631">
                <text:p>79.0062239631</text:p>
              </table:table-cell>
              <table:table-cell office:value-type="float" office:value="148.160257334">
                <text:p>148.160257334</text:p>
              </table:table-cell>
              <table:table-cell office:value-type="float" office:value="307.431683572">
                <text:p>307.431683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78.7395426032">
                <text:p>78.7395426032</text:p>
              </table:table-cell>
              <table:table-cell office:value-type="float" office:value="148.548817203">
                <text:p>148.548817203</text:p>
              </table:table-cell>
              <table:table-cell office:value-type="float" office:value="337.062320641">
                <text:p>337.062320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8.9153081681">
                <text:p>78.9153081681</text:p>
              </table:table-cell>
              <table:table-cell office:value-type="float" office:value="148.535469647">
                <text:p>148.535469647</text:p>
              </table:table-cell>
              <table:table-cell office:value-type="float" office:value="359.464552952">
                <text:p>359.464552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78.7533132791">
                <text:p>78.7533132791</text:p>
              </table:table-cell>
              <table:table-cell office:value-type="float" office:value="148.066145488">
                <text:p>148.066145488</text:p>
              </table:table-cell>
              <table:table-cell office:value-type="float" office:value="382.331033429">
                <text:p>382.331033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7.6714344168">
                <text:p>77.6714344168</text:p>
              </table:table-cell>
              <table:table-cell office:value-type="float" office:value="146.232162808">
                <text:p>146.232162808</text:p>
              </table:table-cell>
              <table:table-cell office:value-type="float" office:value="368.161767968">
                <text:p>368.161767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77.7264408669">
                <text:p>77.7264408669</text:p>
              </table:table-cell>
              <table:table-cell office:value-type="float" office:value="145.915979211">
                <text:p>145.915979211</text:p>
              </table:table-cell>
              <table:table-cell office:value-type="float" office:value="383.198080078">
                <text:p>383.198080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77.579477886">
                <text:p>77.579477886</text:p>
              </table:table-cell>
              <table:table-cell office:value-type="float" office:value="145.750767167">
                <text:p>145.750767167</text:p>
              </table:table-cell>
              <table:table-cell office:value-type="float" office:value="395.302339778">
                <text:p>395.302339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77.6898285195">
                <text:p>77.6898285195</text:p>
              </table:table-cell>
              <table:table-cell office:value-type="float" office:value="145.87255032">
                <text:p>145.87255032</text:p>
              </table:table-cell>
              <table:table-cell office:value-type="float" office:value="410.109391455">
                <text:p>410.109391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77.6671469712">
                <text:p>77.6671469712</text:p>
              </table:table-cell>
              <table:table-cell office:value-type="float" office:value="145.821575423">
                <text:p>145.821575423</text:p>
              </table:table-cell>
              <table:table-cell office:value-type="float" office:value="506.960920559">
                <text:p>506.960920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76.867018875">
                <text:p>76.867018875</text:p>
              </table:table-cell>
              <table:table-cell office:value-type="float" office:value="144.144151904">
                <text:p>144.144151904</text:p>
              </table:table-cell>
              <table:table-cell office:value-type="float" office:value="520.712150017">
                <text:p>520.712150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76.8263522671">
                <text:p>76.8263522671</text:p>
              </table:table-cell>
              <table:table-cell office:value-type="float" office:value="144.066964839">
                <text:p>144.066964839</text:p>
              </table:table-cell>
              <table:table-cell office:value-type="float" office:value="564.390642849">
                <text:p>564.390642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76.7706034572">
                <text:p>76.7706034572</text:p>
              </table:table-cell>
              <table:table-cell office:value-type="float" office:value="143.954294959">
                <text:p>143.954294959</text:p>
              </table:table-cell>
              <table:table-cell office:value-type="float" office:value="600.504155224">
                <text:p>600.5041552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76.7673700795">
                <text:p>76.7673700795</text:p>
              </table:table-cell>
              <table:table-cell office:value-type="float" office:value="143.959861996">
                <text:p>143.959861996</text:p>
              </table:table-cell>
              <table:table-cell office:value-type="float" office:value="629.808280466">
                <text:p>629.808280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76.7506098669">
                <text:p>76.7506098669</text:p>
              </table:table-cell>
              <table:table-cell office:value-type="float" office:value="143.918239095">
                <text:p>143.918239095</text:p>
              </table:table-cell>
              <table:table-cell office:value-type="float" office:value="656.206516604">
                <text:p>656.2065166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76.8227204349">
                <text:p>76.8227204349</text:p>
              </table:table-cell>
              <table:table-cell office:value-type="float" office:value="144.063433796">
                <text:p>144.063433796</text:p>
              </table:table-cell>
              <table:table-cell office:value-type="float" office:value="680.521684536">
                <text:p>680.521684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76.7457020823">
                <text:p>76.7457020823</text:p>
              </table:table-cell>
              <table:table-cell office:value-type="float" office:value="143.889936554">
                <text:p>143.889936554</text:p>
              </table:table-cell>
              <table:table-cell office:value-type="float" office:value="700.728726398">
                <text:p>700.7287263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76.7602527918">
                <text:p>76.7602527918</text:p>
              </table:table-cell>
              <table:table-cell office:value-type="float" office:value="143.931875359">
                <text:p>143.931875359</text:p>
              </table:table-cell>
              <table:table-cell office:value-type="float" office:value="720.243233883">
                <text:p>720.2432338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76.0137646568">
                <text:p>76.0137646568</text:p>
              </table:table-cell>
              <table:table-cell office:value-type="float" office:value="142.373730845">
                <text:p>142.373730845</text:p>
              </table:table-cell>
              <table:table-cell office:value-type="float" office:value="775.512383689">
                <text:p>775.512383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76.01599193">
                <text:p>76.01599193</text:p>
              </table:table-cell>
              <table:table-cell office:value-type="float" office:value="142.379170289">
                <text:p>142.379170289</text:p>
              </table:table-cell>
              <table:table-cell office:value-type="float" office:value="810.571427784">
                <text:p>810.5714277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0">
                <text:p>4000</text:p>
              </table:table-cell>
              <table:table-cell office:value-type="float" office:value="76.0338481173">
                <text:p>76.0338481173</text:p>
              </table:table-cell>
              <table:table-cell office:value-type="float" office:value="142.421516074">
                <text:p>142.421516074</text:p>
              </table:table-cell>
              <table:table-cell office:value-type="float" office:value="841.943233474">
                <text:p>841.9432334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75.4353344546">
                <text:p>75.4353344546</text:p>
              </table:table-cell>
              <table:table-cell office:value-type="float" office:value="141.159955987">
                <text:p>141.159955987</text:p>
              </table:table-cell>
              <table:table-cell office:value-type="float" office:value="872.225402106">
                <text:p>872.2254021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75.426546116">
                <text:p>75.426546116</text:p>
              </table:table-cell>
              <table:table-cell office:value-type="float" office:value="141.146735681">
                <text:p>141.146735681</text:p>
              </table:table-cell>
              <table:table-cell office:value-type="float" office:value="905.390092881">
                <text:p>905.3900928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0">
                <text:p>7000</text:p>
              </table:table-cell>
              <table:table-cell office:value-type="float" office:value="75.4621333987">
                <text:p>75.4621333987</text:p>
              </table:table-cell>
              <table:table-cell office:value-type="float" office:value="141.212150592">
                <text:p>141.212150592</text:p>
              </table:table-cell>
              <table:table-cell office:value-type="float" office:value="936.360877376">
                <text:p>936.360877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">
                <text:p>8000</text:p>
              </table:table-cell>
              <table:table-cell office:value-type="float" office:value="75.4344153095">
                <text:p>75.4344153095</text:p>
              </table:table-cell>
              <table:table-cell office:value-type="float" office:value="141.162914817">
                <text:p>141.162914817</text:p>
              </table:table-cell>
              <table:table-cell office:value-type="float" office:value="959.788771826">
                <text:p>959.7887718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0">
                <text:p>9000</text:p>
              </table:table-cell>
              <table:table-cell office:value-type="float" office:value="75.4331640699">
                <text:p>75.4331640699</text:p>
              </table:table-cell>
              <table:table-cell office:value-type="float" office:value="141.159261708">
                <text:p>141.159261708</text:p>
              </table:table-cell>
              <table:table-cell office:value-type="float" office:value="982.41355772">
                <text:p>982.413557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">
                <text:p>10000</text:p>
              </table:table-cell>
              <table:table-cell office:value-type="float" office:value="75.43">
                <text:p>75.43</text:p>
              </table:table-cell>
              <table:table-cell office:value-type="float" office:value="141.16">
                <text:p>141.16</text:p>
              </table:table-cell>
              <table:table-cell office:value-type="float" office:value="1007.32">
                <text:p>1007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